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" svg:font-family="Poppi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8.748cm" fo:min-width="24.9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508cm" fo:min-width="3.89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8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954cm" fo:min-width="3.89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824cm" fo:min-width="4.52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7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94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906cm" fo:min-width="2.94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size="16pt" style:font-size-asian="14pt" style:font-size-complex="14pt"/>
    </style:style>
    <style:style style:name="P6" style:family="paragraph">
      <loext:graphic-properties draw:fill="none" draw:fill-color="#ffffff"/>
      <style:text-properties fo:font-size="16pt" style:font-size-asian="14pt" style:font-size-complex="14pt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19.05cm" svg:x="1.317cm" svg:y="1.31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.317cm" svg:y1="2.587cm" svg:x2="12.95cm" svg:y2="2.587cm">
            <text:p/>
          </draw:line>
          <draw:line draw:style-name="gr2" draw:text-style-name="P1" draw:layer="layout" svg:x1="12.95cm" svg:y1="2.587cm" svg:x2="13.7cm" svg:y2="1.952cm">
            <text:p/>
          </draw:line>
          <draw:line draw:style-name="gr2" draw:text-style-name="P1" draw:layer="layout" svg:x1="13.7cm" svg:y1="1.952cm" svg:x2="13.7cm" svg:y2="1.317cm">
            <text:p/>
          </draw:line>
        </draw:g>
        <draw:frame draw:style-name="gr3" draw:text-style-name="P2" draw:layer="layout" svg:width="11.748cm" svg:height="1.27cm" svg:x="1.834cm" svg:y="1.517cm">
          <draw:text-box>
            <text:p>Domain Model: OCR Compiler</text:p>
          </draw:text-box>
        </draw:frame>
        <draw:g draw:style-name="gr4">
          <draw:custom-shape draw:style-name="gr5" draw:text-style-name="P1" draw:layer="layout" svg:width="4.445cm" svg:height="3.81cm" svg:x="11.16cm" svg:y="4.8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6cm" svg:y1="5.762cm" svg:x2="15.605cm" svg:y2="5.762cm">
            <text:p/>
          </draw:line>
          <draw:frame draw:style-name="gr6" draw:text-style-name="P4" draw:layer="layout" svg:width="4.445cm" svg:height="1.144cm" svg:x="11.16cm" svg:y="4.81cm">
            <draw:text-box>
              <text:p text:style-name="P3"><text:span text:style-name="T1">Document</text:span></text:p>
            </draw:text-box>
          </draw:frame>
          <draw:frame draw:style-name="gr7" draw:text-style-name="P6" draw:layer="layout" svg:width="4.445cm" svg:height="1.043cm" svg:x="11.16cm" svg:y="5.863cm">
            <draw:text-box>
              <text:p text:style-name="P5"><text:span text:style-name="T2">+ fileName</text:span></text:p>
            </draw:text-box>
          </draw:frame>
          <draw:frame draw:style-name="gr7" draw:text-style-name="P8" draw:layer="layout" svg:width="4.445cm" svg:height="1.043cm" svg:x="11.16cm" svg:y="6.715cm">
            <draw:text-box>
              <text:p text:style-name="P7">+ fileType</text:p>
            </draw:text-box>
          </draw:frame>
          <draw:frame draw:style-name="gr7" draw:text-style-name="P8" draw:layer="layout" svg:width="4.445cm" svg:height="1.043cm" svg:x="11.16cm" svg:y="7.577cm">
            <draw:text-box>
              <text:p text:style-name="P7">+ noOfFiles</text:p>
            </draw:text-box>
          </draw:frame>
        </draw:g>
        <draw:g draw:style-name="gr4">
          <draw:custom-shape draw:style-name="gr8" draw:text-style-name="P1" draw:layer="layout" svg:width="4.445cm" svg:height="3.256cm" svg:x="18.145cm" svg:y="4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8.145cm" svg:y1="5.762cm" svg:x2="22.59cm" svg:y2="5.762cm">
            <text:p/>
          </draw:line>
          <draw:frame draw:style-name="gr6" draw:text-style-name="P9" draw:layer="layout" svg:width="4.445cm" svg:height="1.144cm" svg:x="18.145cm" svg:y="4.81cm">
            <draw:text-box>
              <text:p text:style-name="P3"><text:span text:style-name="T1">PyTesseract</text:span></text:p>
            </draw:text-box>
          </draw:frame>
          <draw:frame draw:style-name="gr7" draw:text-style-name="P6" draw:layer="layout" svg:width="4.445cm" svg:height="1.043cm" svg:x="18.145cm" svg:y="5.863cm">
            <draw:text-box>
              <text:p text:style-name="P5"><text:span text:style-name="T2">+ text</text:span></text:p>
            </draw:text-box>
          </draw:frame>
          <draw:frame draw:style-name="gr7" draw:text-style-name="P8" draw:layer="layout" svg:width="4.445cm" svg:height="1.043cm" svg:x="18.145cm" svg:y="6.896cm">
            <draw:text-box>
              <text:p text:style-name="P7">+ imgToText()</text:p>
            </draw:text-box>
          </draw:frame>
          <draw:line draw:style-name="gr2" draw:text-style-name="P1" draw:layer="layout" svg:x1="18.145cm" svg:y1="6.796cm" svg:x2="22.59cm" svg:y2="6.796cm">
            <text:p/>
          </draw:line>
        </draw:g>
        <draw:custom-shape draw:style-name="gr9" draw:text-style-name="P1" draw:layer="layout" svg:width="5.08cm" svg:height="4.126cm" svg:x="10.842cm" svg:y="11.16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42cm" svg:y1="12.192cm" svg:x2="15.922cm" svg:y2="12.192cm">
          <text:p/>
        </draw:line>
        <draw:frame draw:style-name="gr10" draw:text-style-name="P9" draw:layer="layout" svg:width="5.08cm" svg:height="1.042cm" svg:x="10.842cm" svg:y="11.15cm">
          <draw:text-box>
            <text:p text:style-name="P3"><text:span text:style-name="T1">Preprocessor</text:span></text:p>
          </draw:text-box>
        </draw:frame>
        <draw:frame draw:style-name="gr11" draw:text-style-name="P6" draw:layer="layout" svg:width="4.445cm" svg:height="0.878cm" svg:x="10.842cm" svg:y="12.387cm">
          <draw:text-box>
            <text:p text:style-name="P5"><text:span text:style-name="T2">+ binarize()</text:span></text:p>
          </draw:text-box>
        </draw:frame>
        <draw:frame draw:style-name="gr12" draw:text-style-name="P8" draw:layer="layout" svg:width="4.445cm" svg:height="0.878cm" svg:x="10.842cm" svg:y="13.339cm">
          <draw:text-box>
            <text:p text:style-name="P7">+ illuminate()</text:p>
          </draw:text-box>
        </draw:frame>
        <draw:frame draw:style-name="gr13" draw:text-style-name="P8" draw:layer="layout" svg:width="5.08cm" svg:height="0.878cm" svg:x="10.842cm" svg:y="14.292cm">
          <draw:text-box>
            <text:p text:style-name="P7">+ reduceNoise()</text:p>
          </draw:text-box>
        </draw:frame>
        <draw:g draw:style-name="gr4">
          <draw:custom-shape draw:style-name="gr8" draw:text-style-name="P1" draw:layer="layout" svg:width="4.445cm" svg:height="3.256cm" svg:x="18.145cm" svg:y="10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8.145cm" svg:y1="11.794cm" svg:x2="22.59cm" svg:y2="11.794cm">
            <text:p/>
          </draw:line>
          <draw:frame draw:style-name="gr6" draw:text-style-name="P9" draw:layer="layout" svg:width="4.445cm" svg:height="1.144cm" svg:x="18.145cm" svg:y="10.842cm">
            <draw:text-box>
              <text:p text:style-name="P3"><text:span text:style-name="T1">Compiler</text:span></text:p>
            </draw:text-box>
          </draw:frame>
          <draw:frame draw:style-name="gr7" draw:text-style-name="P6" draw:layer="layout" svg:width="4.445cm" svg:height="1.043cm" svg:x="18.145cm" svg:y="11.895cm">
            <draw:text-box>
              <text:p text:style-name="P5"><text:span text:style-name="T2">+ code</text:span></text:p>
            </draw:text-box>
          </draw:frame>
          <draw:frame draw:style-name="gr7" draw:text-style-name="P8" draw:layer="layout" svg:width="4.445cm" svg:height="1.043cm" svg:x="18.145cm" svg:y="12.928cm">
            <draw:text-box>
              <text:p text:style-name="P7">+ compile()</text:p>
            </draw:text-box>
          </draw:frame>
          <draw:line draw:style-name="gr2" draw:text-style-name="P1" draw:layer="layout" svg:x1="18.145cm" svg:y1="12.828cm" svg:x2="22.59cm" svg:y2="12.828cm">
            <text:p/>
          </draw:line>
        </draw:g>
        <draw:custom-shape draw:style-name="gr14" draw:text-style-name="P1" draw:layer="layout" svg:width="3.492cm" svg:height="4.208cm" svg:x="4.49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492cm" svg:y1="5.762cm" svg:x2="7.984cm" svg:y2="5.762cm">
          <text:p/>
        </draw:line>
        <draw:frame draw:style-name="gr6" draw:text-style-name="P9" draw:layer="layout" svg:width="3.492cm" svg:height="1.144cm" svg:x="4.492cm" svg:y="4.81cm">
          <draw:text-box>
            <text:p text:style-name="P3"><text:span text:style-name="T1">User</text:span></text:p>
          </draw:text-box>
        </draw:frame>
        <draw:frame draw:style-name="gr7" draw:text-style-name="P6" draw:layer="layout" svg:width="3.492cm" svg:height="1.043cm" svg:x="4.492cm" svg:y="5.863cm">
          <draw:text-box>
            <text:p text:style-name="P5"><text:span text:style-name="T2">+ name</text:span></text:p>
          </draw:text-box>
        </draw:frame>
        <draw:frame draw:style-name="gr7" draw:text-style-name="P8" draw:layer="layout" svg:width="3.492cm" svg:height="1.043cm" svg:x="4.492cm" svg:y="6.795cm">
          <draw:text-box>
            <text:p text:style-name="P7">+ email</text:p>
          </draw:text-box>
        </draw:frame>
        <draw:line draw:style-name="gr2" draw:text-style-name="P1" draw:layer="layout" svg:x1="4.492cm" svg:y1="7.848cm" svg:x2="7.984cm" svg:y2="7.848cm">
          <text:p/>
        </draw:line>
        <draw:frame draw:style-name="gr7" draw:text-style-name="P8" draw:layer="layout" svg:width="3.492cm" svg:height="1.043cm" svg:x="4.492cm" svg:y="7.975cm">
          <draw:text-box>
            <text:p text:style-name="P7">+ login()</text:p>
          </draw:text-box>
        </draw:frame>
        <draw:line draw:style-name="gr2" draw:text-style-name="P1" draw:layer="layout" svg:x1="7.985cm" svg:y1="6.715cm" svg:x2="11.16cm" svg:y2="6.715cm">
          <text:p/>
        </draw:line>
        <draw:line draw:style-name="gr2" draw:text-style-name="P1" draw:layer="layout" svg:x1="15.605cm" svg:y1="6.715cm" svg:x2="18.145cm" svg:y2="6.715cm">
          <text:p/>
        </draw:line>
        <draw:line draw:style-name="gr2" draw:text-style-name="P1" draw:layer="layout" svg:x1="13.382cm" svg:y1="8.62cm" svg:x2="13.382cm" svg:y2="11.16cm">
          <text:p/>
        </draw:line>
        <draw:line draw:style-name="gr2" draw:text-style-name="P1" draw:layer="layout" svg:x1="20.362cm" svg:y1="8.067cm" svg:x2="20.351cm" svg:y2="10.842cm">
          <text:p/>
        </draw:line>
        <draw:frame draw:style-name="gr15" draw:text-style-name="P11" draw:layer="layout" svg:width="1.905cm" svg:height="0.763cm" svg:x="8.602cm" svg:y="5.862cm">
          <draw:text-box>
            <text:p text:style-name="P10"><text:span text:style-name="T3">upload</text:span></text:p>
          </draw:text-box>
        </draw:frame>
        <draw:frame draw:style-name="gr15" draw:text-style-name="P11" draw:layer="layout" svg:width="0.635cm" svg:height="0.763cm" svg:x="7.985cm" svg:y="6.715cm">
          <draw:text-box>
            <text:p text:style-name="P10"><text:span text:style-name="T3">1</text:span></text:p>
          </draw:text-box>
        </draw:frame>
        <draw:frame draw:style-name="gr15" draw:text-style-name="P11" draw:layer="layout" svg:width="1.27cm" svg:height="0.763cm" svg:x="10.207cm" svg:y="6.715cm">
          <draw:text-box>
            <text:p text:style-name="P10"><text:span text:style-name="T3">1-*</text:span></text:p>
          </draw:text-box>
        </draw:frame>
        <draw:frame draw:style-name="gr15" draw:text-style-name="P11" draw:layer="layout" svg:width="0.635cm" svg:height="0.763cm" svg:x="12.747cm" svg:y="8.62cm">
          <draw:text-box>
            <text:p text:style-name="P10"><text:span text:style-name="T3">1</text:span></text:p>
          </draw:text-box>
        </draw:frame>
        <draw:frame draw:style-name="gr15" draw:text-style-name="P11" draw:layer="layout" svg:width="0.635cm" svg:height="0.763cm" svg:x="12.747cm" svg:y="10.397cm">
          <draw:text-box>
            <text:p text:style-name="P10"><text:span text:style-name="T3">1</text:span></text:p>
          </draw:text-box>
        </draw:frame>
        <draw:frame draw:style-name="gr15" draw:text-style-name="P11" draw:layer="layout" svg:width="0.635cm" svg:height="0.763cm" svg:x="19.732cm" svg:y="8.174cm">
          <draw:text-box>
            <text:p text:style-name="P10"><text:span text:style-name="T3">1</text:span></text:p>
          </draw:text-box>
        </draw:frame>
        <draw:frame draw:style-name="gr16" draw:text-style-name="P11" draw:layer="layout" svg:width="0.635cm" svg:height="0.763cm" svg:x="19.732cm" svg:y="10.079cm">
          <draw:text-box>
            <text:p text:style-name="P10"><text:span text:style-name="T3">1</text:span></text:p>
          </draw:text-box>
        </draw:frame>
        <draw:frame draw:style-name="gr17" draw:text-style-name="P11" draw:layer="layout" svg:width="2.223cm" svg:height="0.763cm" svg:x="20.367cm" svg:y="9.127cm">
          <draw:text-box>
            <text:p text:style-name="P10"><text:span text:style-name="T3">compile</text:span></text:p>
          </draw:text-box>
        </draw:frame>
        <draw:frame draw:style-name="gr17" draw:text-style-name="P11" draw:layer="layout" svg:width="2.223cm" svg:height="0.763cm" svg:x="13.382cm" svg:y="9.444cm">
          <draw:text-box>
            <text:p text:style-name="P10"><text:span text:style-name="T3">process</text:span></text:p>
          </draw:text-box>
        </draw:frame>
        <draw:frame draw:style-name="gr17" draw:text-style-name="P11" draw:layer="layout" svg:width="1.588cm" svg:height="0.763cm" svg:x="16.222cm" svg:y="5.952cm">
          <draw:text-box>
            <text:p text:style-name="P10"><text:span text:style-name="T3">scan</text:span></text:p>
          </draw:text-box>
        </draw:frame>
        <draw:frame draw:style-name="gr15" draw:text-style-name="P11" draw:layer="layout" svg:width="0.635cm" svg:height="0.763cm" svg:x="15.605cm" svg:y="6.715cm">
          <draw:text-box>
            <text:p text:style-name="P10"><text:span text:style-name="T3">1</text:span></text:p>
          </draw:text-box>
        </draw:frame>
        <draw:frame draw:style-name="gr17" draw:text-style-name="P11" draw:layer="layout" svg:width="0.635cm" svg:height="0.763cm" svg:x="17.51cm" svg:y="6.715cm">
          <draw:text-box>
            <text:p text:style-name="P10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" svg:font-family="Poppi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6T12:50:04.745000000</meta:creation-date>
    <dc:date>2023-07-06T13:29:22.627000000</dc:date>
    <meta:editing-duration>PT46S</meta:editing-duration>
    <meta:editing-cycles>1</meta:editing-cycles>
    <meta:generator>LibreOffice/7.5.4.2$Windows_X86_64 LibreOffice_project/36ccfdc35048b057fd9854c757a8b67ec53977b6</meta:generator>
    <meta:document-statistic meta:object-count="56"/>
  </office:meta>
</office:document-meta>
</file>